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roid Serif" svg:font-family="'Droid Serif'"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able_20_Contents">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Droid Sans" fo:font-size="16pt" style:font-size-asian="16pt" style:font-size-complex="16pt"/>
    </style:style>
    <style:style style:name="P4" style:family="paragraph" style:parent-style-name="Standard">
      <style:paragraph-properties fo:text-align="center" style:justify-single-word="false"/>
      <style:text-properties style:font-name="Droid Sans" fo:font-size="14pt" style:font-size-asian="14pt" style:font-size-complex="14pt"/>
    </style:style>
    <style:style style:name="P5" style:family="paragraph" style:parent-style-name="Text_20_body">
      <style:paragraph-properties fo:margin-left="0in" fo:margin-right="0in" fo:text-indent="0.5091in" style:auto-text-indent="false"/>
    </style:style>
    <style:style style:name="P6" style:family="paragraph" style:parent-style-name="Text_20_body">
      <style:paragraph-properties fo:margin-left="0in" fo:margin-right="0in" fo:text-indent="0.5091in" style:auto-text-indent="false" fo:padding="0.0291in" fo:border-left="none" fo:border-right="none" fo:border-top="none" fo:border-bottom="0.06pt solid #000000" style:join-border="false"/>
    </style:style>
    <style:style style:name="P7" style:family="paragraph" style:parent-style-name="Text_20_body">
      <style:paragraph-properties fo:margin-left="0in" fo:margin-right="0in" fo:text-indent="0in" style:auto-text-indent="false" fo:padding="0.0291in" fo:border-left="none" fo:border-right="none" fo:border-top="none" fo:border-bottom="0.06pt solid #000000" style:join-border="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 Sci 490 WD/Info Tech 490 WD: Web Development<text:line-break/>Group Project Information</text:p>
      <text:p text:style-name="P4">Fall 2013</text:p>
      <text:p text:style-name="P2">Last updated 2013-07-23</text:p>
      <text:p text:style-name="P2"><text:a xlink:type="simple" xlink:href="http://moosader.github.io/Web-Development">http://moosader.github.io/Web-Development</text:a></text:p>
      <text:p text:style-name="Standard"/>
      <text:h text:style-name="Heading_20_1" text:outline-level="1">Group Project Layout</text:h>
      <text:p text:style-name="P5">Each student will have a chance to come up with an idea for a project and put it up on the whiteboard. Then, students will form into groups of two or three based on similar project interest. Your group will work on this project throughout the semester, meeting milestone deadlines and working iteratively.</text:p>
      <text:h text:style-name="Heading_20_2" text:outline-level="2">Project Management and Milestones</text:h>
      <text:p text:style-name="P5">There are simple project management tools in <text:span text:style-name="T3">BitBucket</text:span> that will allow you to assign tickets, which may be used as a “to-do” list. <text:s/>Additionally, your team could also set up a <text:span text:style-name="T3">Trello</text:span> account to keep track of tasks.</text:p>
      <text:p text:style-name="P5">At the end of each <text:span text:style-name="T3">milestone</text:span>, we will have a <text:span text:style-name="T3">postmortem</text:span><text:span text:style-name="T4">, where students reflect on what went well, what could have been done better, their own performance and the performance of their team. <text:s/>Additionally, the instructor will review the code (which should committed to the repository) at each milestone and give feedback and a grade.</text:span></text:p>
      <text:h text:style-name="Heading_20_2" text:outline-level="2">Collaboration with Source Control</text:h>
      <text:p text:style-name="P5">I will create a private repository for each team using the Git source control solution and the BitBucket repository hosting website. Each student will receive an invitation to their student account. We will go over how to use Git from the command line during class. </text:p>
      <text:p text:style-name="P6"/>
      <text:h text:style-name="Heading_20_1" text:outline-level="1">Teammates</text:h>
      <text:p text:style-name="P5">For this semester project, you should have one other person in your group; three total people at a <text:span text:style-name="T1">maximum</text:span><text:span text:style-name="T2">. Everybody is expected to be a programmer – no “tester”, “programmer”, “artist” roles. <text:s/>You should work together either by pair programming or splitting the work, and do code-reviews with each other to become familiar with code not written by yourself.</text:span></text:p>
      <text:p text:style-name="P7"/>
      <text:h text:style-name="Heading_20_1" text:outline-level="1">Grading</text:h>
      <text:p text:style-name="P5">50% of your group project grade will be based on your group's performance (meeting the requirements, quality, etc.) each milestone, while the second 50% is for the final product.</text:p>
      <text:h text:style-name="Heading_20_1" text:outline-level="1"><text:soft-page-break/>Schedule</text:h>
      <text:p text:style-name="P5">The Milestone Schedule is as foll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roid Serif" svg:font-family="'Droid Serif'"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1"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style:font-name="Droid Serif"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Heading_20_1" style:display-name="Heading 1" style:family="paragraph" style:parent-style-name="Heading" style:next-style-name="Text_20_body" style:default-outline-level="1" style:class="text">
      <style:text-properties style:font-name="Droid San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none" fo:border-right="none" fo:border-top="none" fo:border-bottom="0.05pt solid #808080"/>
    </style:style>
    <style:style style:name="MP1" style:family="paragraph" style:parent-style-name="Table_20_Contents">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Header">CS/IT 490 WD: Web Development</text:p>
            </table:table-cell>
            <table:table-cell table:style-name="Table1.A1" office:value-type="string">
              <text:p text:style-name="MP1">Page <text:page-number text:select-page="current">2</text:page-number> of <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3T11:10:57</meta:creation-date>
    <dc:date>2013-07-23T12:00:18</dc:date>
    <meta:editing-duration>PT40M6S</meta:editing-duration>
    <meta:editing-cycles>88</meta:editing-cycles>
    <meta:generator>LibreOffice/3.5$Linux_X86_64 LibreOffice_project/350m1$Build-2</meta:generator>
    <meta:document-statistic meta:table-count="1" meta:image-count="0" meta:object-count="0" meta:page-count="2" meta:paragraph-count="19" meta:word-count="326" meta:character-count="1989" meta:non-whitespace-character-count="1678"/>
  </office:meta>
</office:document-meta>
</file>